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 <text:s text:c="2"/>// écran tactile / contrôle</text:p>
      <text:p text:style-name="Standard">int outputDisplay <text:s/>= 2; <text:s text:c="2"/>// écran d'affichage</text:p>
      <text:p text:style-name="Standard">int serverPort = 8080;</text:p>
      <text:p text:style-name="Standard"/>
      <text:p text:style-name="Standard">// ----------------------------------------------------</text:p>
      <text:p text:style-name="Standard">// CARTE DES LIEUX</text:p>
      <text:p text:style-name="Standard">// ----------------------------------------------------</text:p>
      <text:p text:style-name="Standard">// true = affiche les zones en cercle pour les placer facilement</text:p>
      <text:p text:style-name="Standard">// false = zones invisibles, seuls les noms restent visibles</text:p>
      <text:p text:style-name="Standard">boolean placeMapDebug = true;</text:p>
      <text:p text:style-name="Standard"/>
      <text:p text:style-name="Standard">PImage placeMapImage;</text:p>
      <text:p text:style-name="Standard">HashMap&lt;Integer, PImage&gt; placePngCache = new HashMap&lt;Integer, PImage&gt;();</text:p>
      <text:p text:style-name="Standard"/>
      <text:p text:style-name="Standard">float placeMapX, placeMapY, placeMapW, placeMapH;</text:p>
      <text:p text:style-name="Standard">float placePreviewX, placePreviewY, placePreviewW, placePreviewH;</text:p>
      <text:p text:style-name="Standard"/>
      <text:p text:style-name="Standard">ArrayList&lt;PlaceZone&gt; placeZones = new ArrayList&lt;PlaceZone&gt;()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</text:p>
      <text:p text:style-name="Standard">final int SCREEN_SCAN_PHOTO = 2;</text:p>
      <text:p text:style-name="Standard">final int SCREEN_EDUCATOR = 3;</text:p>
      <text:p text:style-name="Standard">final int SCREEN_PARTICIPANT_COUNT = 4;</text:p>
      <text:p text:style-name="Standard">final int SCREEN_PARTICIPANTS = 5;</text:p>
      <text:p text:style-name="Standard">final int SCREEN_ARCHIVE = 6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PARTICIPANTS</text:p>
      <text:p text:style-name="Standard">// ----------------------------------------------------</text:p>
      <text:p text:style-name="Standard">int participantCount = 0;</text:p>
      <text:p text:style-name="Standard"/>
      <text:p text:style-name="Standard">// écran choix nombre de participants</text:p>
      <text:p text:style-name="Standard">float participantCountBtnX, participantCountBtnW, participantCountBtnH;</text:p>
      <text:p text:style-name="Standard"><text:soft-page-break/>float participantCountBtnY1, participantCountBtnY2, participantCountBtnY3, participantCountBtnY4;</text:p>
      <text:p text:style-name="Standard">float participantCountContinueX, participantCountContinueY, participantCountContinueW, participantCountContinueH;</text:p>
      <text:p text:style-name="Standard"/>
      <text:p text:style-name="Standard">// ----------------------------------------------------</text:p>
      <text:p text:style-name="Standard">// DONNÉES / ÉTAT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session identité</text:p>
      <text:p text:style-name="Standard">String educatorName = "";</text:p>
      <text:p text:style-name="Standard">String[] participantNames = { "", "", "", "" };</text:p>
      <text:p text:style-name="Standard">int activeParticipant = -1;</text:p>
      <text:p text:style-name="Standard">boolean sessionIdentityReady = false;</text:p>
      <text:p text:style-name="Standard"/>
      <text:p text:style-name="Standard">// ----------------------------------------------------</text:p>
      <text:p text:style-name="Standard">// UI ARCHIVAGE</text:p>
      <text:p text:style-name="Standard">// ----------------------------------------------------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// boutons carrousel</text:p>
      <text:p text:style-name="Standard">float leftBtnX, rightBtnX, btnY, btnW, btnH;</text:p>
      <text:p text:style-name="Standard"/>
      <text:p text:style-name="Standard">// miniatures</text:p>
      <text:p text:style-name="Standard">float thumbsY, thumbsH, thumbsGap, thumbsW;</text:p>
      <text:p text:style-name="Standard"/>
      <text:p text:style-name="Standard">// bouton validation</text:p>
      <text:p text:style-name="Standard">float validateBtnX, validateBtnY, validateBtnW, validateBtnH;</text:p>
      <text:p text:style-name="Standard"/>
      <text:p text:style-name="Standard"><text:soft-page-break/>// bouton fin de session</text:p>
      <text:p text:style-name="Standard">float endSessionBtnX, endSessionBtnY, endSessionBtnW, endSessionBtnH;</text:p>
      <text:p text:style-name="Standard"/>
      <text:p text:style-name="Standard">// menu de démarrage</text:p>
      <text:p text:style-name="Standard">float menuBtnX, menuBtnY1, menuBtnY2, menuBtnY3, menuBtnW, menuBtnH;</text:p>
      <text:p text:style-name="Standard"/>
      <text:p text:style-name="Standard">// écran éducateur</text:p>
      <text:p text:style-name="Standard">float educatorDoneX, educatorDoneY, educatorDoneW, educatorDoneH;</text:p>
      <text:p text:style-name="Standard"/>
      <text:p text:style-name="Standard">// messages</text:p>
      <text:p text:style-name="Standard">String flashMessage = "";</text:p>
      <text:p text:style-name="Standard">int flashMessageUntil = 0;</text:p>
      <text:p text:style-name="Standard"/>
      <text:p text:style-name="Standard">// clavier simple</text:p>
      <text:p text:style-name="Standard"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 ROUTEUR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File uploadsFolder = new File(uploadsDir);</text:p>
      <text:p text:style-name="Standard"><text:s text:c="2"/>if (!uploadsFolder.exists()) uploadsFolder.mkdirs();</text:p>
      <text:p text:style-name="Standard"/>
      <text:p text:style-name="Standard"><text:s text:c="2"/>encodedDir = sketchPath("encoded");</text:p>
      <text:p text:style-name="Standard"><text:s text:c="2"/>File encodedFolder = new File(encodedDir);</text:p>
      <text:p text:style-name="Standard"><text:s text:c="2"/>if (!encodedFolder.exists()) encodedFolder.mkdirs();</text:p>
      <text:p text:style-name="Standard"/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localIp = findLocalIPv4();</text:p>
      <text:p text:style-name="Standard"/>
      <text:p text:style-name="Standard"><text:s text:c="2"/>shared = new SharedState();</text:p>
      <text:p text:style-name="Standard"/>
      <text:p text:style-name="Standard"><text:soft-page-break/><text:s text:c="2"/>placeMapImage = loadImage("carte_lieux.png");</text:p>
      <text:p text:style-name="Standard"><text:s text:c="2"/>initPlaceZones();</text:p>
      <text:p text:style-name="Standard"/>
      <text:p text:style-name="Standard"><text:s text:c="2"/>// récupération éventuelle de session temporaire</text:p>
      <text:p text:style-name="Standard"><text:s text:c="2"/>recoverSessionTempIfPresent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 text:c="2"/>println("Téléphone <text:s text:c="3"/>: http://" + localIp + ":" + serverPort);</text:p>
      <text:p text:style-name="Standard"><text:s text:c="2"/>println("Uploads <text:s text:c="5"/>: " + uploadsDir);</text:p>
      <text:p text:style-name="Standard"><text:s text:c="2"/>println("Encoded <text:s text:c="5"/>: " + encodedDir);</text:p>
      <text:p text:style-name="Standard"><text:s text:c="2"/>println("CSV final <text:s text:c="3"/>: " + metadataCsvPath);</text:p>
      <text:p text:style-name="Standard"><text:s text:c="2"/>println("CSV session <text:s/>: " + sessionTempPath);</text:p>
      <text:p text:style-name="Standard"><text:s text:c="2"/>println("ID counter <text:s text:c="2"/>: " + idCounterPath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18);</text:p>
      <text:p text:style-name="Standard"/>
      <text:p text:style-name="Standard"><text:s text:c="2"/>switch(currentScreen) {</text:p>
      <text:p text:style-name="Standard"><text:s text:c="2"/>case SCREEN_MENU:</text:p>
      <text:p text:style-name="Standard"><text:s text:c="4"/>draw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draw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draw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draw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draw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drawStubScreen("Visionneuse anciennes images", "Pas encore codé.");</text:p>
      <text:p text:style-name="Standard"><text:s text:c="4"/>break;</text:p>
      <text:p text:style-name="Standard"/>
      <text:p text:style-name="Standard"><text:soft-page-break/><text:s text:c="2"/>case SCREEN_SCAN_PHOTO:</text:p>
      <text:p text:style-name="Standard"><text:s text:c="4"/>drawStubScreen("Archivage via scan photo", "Bouton présent, mode pas encore codé."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OURIS / CLAVIER ROUTEU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2"/>case SCREEN_MENU:</text:p>
      <text:p text:style-name="Standard"><text:s text:c="4"/>mousePressed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mousePressed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mousePressed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mousePressed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mousePressed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2"/>case SCREEN_SCAN_PHOTO:</text:p>
      <text:p text:style-name="Standard"><text:s text:c="4"/>if (isOverBackToMenuButton()) {</text:p>
      <text:p text:style-name="Standard"><text:s text:c="6"/>currentScreen = SCREEN_MENU;</text:p>
      <text:p text:style-name="Standard"><text:s text:c="4"/>}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<text:soft-page-break/>void keyPressed() {</text:p>
      <text:p text:style-name="Standard"><text:s text:c="2"/>if (currentScreen == SCREEN_ARCHIVE) {</text:p>
      <text:p text:style-name="Standard"><text:s text:c="4"/>keyPressedArchiveMode(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ENU DE DÉMARRAGE - PORTRAIT</text:p>
      <text:p text:style-name="Standard">// ----------------------------------------------------</text:p>
      <text:p text:style-name="Standard">void layoutStartMenu(float rw, float rh) {</text:p>
      <text:p text:style-name="Standard"><text:s text:c="2"/>menuBtnW = min(720, rw * 0.56);</text:p>
      <text:p text:style-name="Standard"><text:s text:c="2"/>menuBtnH = 110;</text:p>
      <text:p text:style-name="Standard"><text:s text:c="2"/>menuBtnX = (rw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rh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artMenu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artMenu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StartMenu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8);</text:p>
      <text:p text:style-name="Standard"><text:s text:c="2"/>text("Choix du mode", rw / 2.0, 70);</text:p>
      <text:p text:style-name="Standard"/>
      <text:p text:style-name="Standard"><text:s text:c="2"/>drawMenuButton(menuBtnX, menuBtnY1, menuBtnW, menuBtnH,</text:p>
      <text:p text:style-name="Standard"><text:s text:c="4"/>"Regarder les anciennes images",</text:p>
      <text:p text:style-name="Standard"><text:s text:c="4"/>isOverRectLocal(rx, ry, menuBtnX, menuBtnY1, menuBtnW, menuBtnH));</text:p>
      <text:p text:style-name="Standard"/>
      <text:p text:style-name="Standard"><text:soft-page-break/><text:s text:c="2"/>drawMenuButton(menuBtnX, menuBtnY2, menuBtnW, menuBtnH,</text:p>
      <text:p text:style-name="Standard"><text:s text:c="4"/>"Archiver via scan photo",</text:p>
      <text:p text:style-name="Standard"><text:s text:c="4"/>isOverRectLocal(rx, ry, menuBtnX, menuBtnY2, menuBtnW, menuBtnH));</text:p>
      <text:p text:style-name="Standard"/>
      <text:p text:style-name="Standard"><text:s text:c="2"/>drawMenuButton(menuBtnX, menuBtnY3, menuBtnW, menuBtnH,</text:p>
      <text:p text:style-name="Standard"><text:s text:c="4"/>"Mode archivage",</text:p>
      <text:p text:style-name="Standard"><text:s text:c="4"/>isOverRectLocal(rx, ry, menuBtnX, menuBtnY3, menuBtnW, menuBtnH));</text:p>
      <text:p text:style-name="Standard"/>
      <text:p text:style-name="Standard"><text:s text:c="2"/>fill(150);</text:p>
      <text:p text:style-name="Standard"><text:s text:c="2"/>textSize(16);</text:p>
      <text:p text:style-name="Standard"><text:s text:c="2"/>text("Le mode archivage ouvre la saisie de l’éducateur, puis le nombre de participants.", rw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120, 220, 255);</text:p>
      <text:p text:style-name="Standard"><text:s text:c="4"/>text("Une session temporaire a été récupérée. Reprends le mode archivage pour continuer.", rw / 2.0, menuBtnY3 + menuBtnH + 58);</text:p>
      <text:p text:style-name="Standard"><text:s text:c="2"/>}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fill(over ? color(75, 120, 200) : color(48));</text:p>
      <text:p text:style-name="Standard"><text:s text:c="2"/>rect(x, y, w, 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menuBtnX, menuBtnY1, menuBtnW, menuBtnH)) {</text:p>
      <text:p text:style-name="Standard"><text:s text:c="4"/>flash("Visionneuse anciennes images : pas encore codé");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2, menuBtnW, menuBtnH)) {</text:p>
      <text:p text:style-name="Standard"><text:s text:c="4"/>flash("Scan photo : pas encore codé");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oft-page-break/><text:s text:c="6"/>participantCount = 0;</text:p>
      <text:p text:style-name="Standard"><text:s text:c="6"/>activeParticipant = -1;</text:p>
      <text:p text:style-name="Standard"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STUB - PORTRAIT</text:p>
      <text:p text:style-name="Standard">// ----------------------------------------------------</text:p>
      <text:p text:style-name="Standard">void drawStubScreen(String title, String subtitle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ubScreenLocal(title, subtitle, 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ubScreenLocal(String title, String subtitle, 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title, rw / 2.0, rh / 2.0 - 6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subtitle, rw / 2.0, rh / 2.0);</text:p>
      <text:p text:style-name="Standard"/>
      <text:p text:style-name="Standard"><text:s text:c="2"/>drawBackToMenuButtonLocal(isOverRectLocal(rx, ry, 40, 40, 260, 70));</text:p>
      <text:p text:style-name="Standard">}</text:p>
      <text:p text:style-name="Standard"/>
      <text:p text:style-name="Standard">void drawBackToMenuButtonLocal(boolean over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fill(over ? color(90, 130, 200) : color(50));</text:p>
      <text:p text:style-name="Standard"><text:s text:c="2"/>rect(x, y, w, h, 16);</text:p>
      <text:p text:style-name="Standard"/>
      <text:p text:style-name="Standard"><text:s text:c="2"/>fill(255);</text:p>
      <text:p text:style-name="Standard"><text:soft-page-break/><text:s text:c="2"/>textAlign(CENTER, CENTER);</text:p>
      <text:p text:style-name="Standard"><text:s text:c="2"/>textSize(24);</text:p>
      <text:p text:style-name="Standard"><text:s text:c="2"/>text("Retour menu", x + w / 2.0, y + h / 2.0);</text:p>
      <text:p text:style-name="Standard">}</text:p>
      <text:p text:style-name="Standard"/>
      <text:p text:style-name="Standard">boolean isOverBackToMenuButton() {</text:p>
      <text:p text:style-name="Standard"><text:s text:c="2"/>float rx = portraitMouseX();</text:p>
      <text:p text:style-name="Standard"><text:s text:c="2"/>float ry = portraitMouseY();</text:p>
      <text:p text:style-name="Standard"><text:s text:c="2"/>return isOverRectLocal(rx, ry, 40, 40, 260, 70);</text:p>
      <text:p text:style-name="Standard">}</text:p>
      <text:p text:style-name="Standard"/>
      <text:p text:style-name="Standard">// ----------------------------------------------------</text:p>
      <text:p text:style-name="Standard">// CLAVIER SIMPLE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fill(highlight ? color(70, 110, 190) : color(45));</text:p>
      <text:p text:style-name="Standard"><text:s text:c="6"/>rect(kx, ky, keyW, keyH, 12);</text:p>
      <text:p text:style-name="Standard"/>
      <text:p text:style-name="Standard"><text:s text:c="6"/>fill(25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oft-page-break/><text:s text:c="6"/>float ky = y + r * (keyH + gap);</text:p>
      <text:p text:style-name="Standard"/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/>
      <text:p text:style-name="Standard"><text:s text:c="2"/>String out = "";</text:p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 text:c="2"/>}</text:p>
      <text:p text:style-name="Standard"/>
      <text:p text:style-name="Standard"><text:s text:c="2"/>return trim(out);</text:p>
      <text:p text:style-name="Standard">}</text:p>
      <text:p text:style-name="Standard"/>
      <text:p text:style-name="Standard">// ----------------------------------------------------</text:p>
      <text:p text:style-name="Standard">// ÉCRAN ÉDUCATEUR - PORTRAIT</text:p>
      <text:p text:style-name="Standard">// ----------------------------------------------------</text:p>
      <text:p text:style-name="Standard">void drawEducator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Educator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Educator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oft-page-break/><text:s text:c="2"/>textAlign(CENTER, TOP);</text:p>
      <text:p text:style-name="Standard"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 text:c="2"/>float boxW = rw * 0.76;</text:p>
      <text:p text:style-name="Standard"><text:s text:c="2"/>float boxH = 90;</text:p>
      <text:p text:style-name="Standard"/>
      <text:p text:style-name="Standard"><text:s text:c="2"/>fill(35);</text:p>
      <text:p text:style-name="Standard"><text:s text:c="2"/>rect(boxX, boxY, boxW, box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 text:c="2"/>boolean over = isOverRectLocal(rx, ry, educatorDoneX, educatorDoneY, educatorDoneW, educatorDoneH);</text:p>
      <text:p text:style-name="Standard"/>
      <text:p text:style-name="Standard"><text:s text:c="2"/>fill(educatorName.length() &gt; 0 ? (over ? color(90, 190, 115) : color(70, 170, 95)) : color(60));</text:p>
      <text:p text:style-name="Standard"><text:s text:c="2"/>rect(educatorDoneX, educatorDoneY, educatorDoneW, educatorDone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>}</text:p>
      <text:p text:style-name="Standard"/>
      <text:p text:style-name="Standard">void mousePressedEducator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oft-page-break/><text:s text:c="2"/>float kbH = rh - kbY - 170;</text:p>
      <text:p text:style-name="Standard"/>
      <text:p text:style-name="Standard"><text:s text:c="2"/>if (rx &gt;= educatorDoneX &amp;&amp; rx &lt;= educatorDoneX + educatorDoneW &amp;&amp;</text:p>
      <text:p text:style-name="Standard"><text:s text:c="4"/>ry &gt;= educatorDoneY &amp;&amp; ry &lt;= educatorDoneY + educatorDoneH) {</text:p>
      <text:p text:style-name="Standard"><text:s text:c="4"/>if (educatorName.length() &gt; 0) {</text:p>
      <text:p text:style-name="Standard"><text:s text:c="6"/>participantCount = 0;</text:p>
      <text:p text:style-name="Standard"><text:s text:c="6"/>activeParticipant = -1;</text:p>
      <text:p text:style-name="Standard"><text:s text:c="6"/>currentScreen = SCREEN_PARTICIPANT_COUNT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CHOIX NOMBRE DE PARTICIPANTS</text:p>
      <text:p text:style-name="Standard">// ----------------------------------------------------</text:p>
      <text:p text:style-name="Standard">void layoutParticipantCountScreen(float rw, float rh) {</text:p>
      <text:p text:style-name="Standard"><text:s text:c="2"/>participantCountBtnW = min(520, rw * 0.58);</text:p>
      <text:p text:style-name="Standard"><text:s text:c="2"/>participantCountBtnH = 86;</text:p>
      <text:p text:style-name="Standard"><text:s text:c="2"/>participantCountBtnX = (rw - participantCountBtnW) / 2.0;</text:p>
      <text:p text:style-name="Standard"/>
      <text:p text:style-name="Standard"><text:s text:c="2"/>float gap = 18;</text:p>
      <text:p text:style-name="Standard"><text:s text:c="2"/>float totalH = participantCountBtnH * 4 + gap * 3;</text:p>
      <text:p text:style-name="Standard"><text:s text:c="2"/>float startY = (rh - totalH) / 2.0 - 40;</text:p>
      <text:p text:style-name="Standard"/>
      <text:p text:style-name="Standard"><text:s text:c="2"/>participantCountBtnY1 = startY;</text:p>
      <text:p text:style-name="Standard"><text:s text:c="2"/>participantCountBtnY2 = participantCountBtnY1 + participantCountBtnH + gap;</text:p>
      <text:p text:style-name="Standard"><text:s text:c="2"/>participantCountBtnY3 = participantCountBtnY2 + participantCountBtnH + gap;</text:p>
      <text:p text:style-name="Standard"><text:s text:c="2"/>participantCountBtnY4 = participantCountBtnY3 + participantCountBtnH + gap;</text:p>
      <text:p text:style-name="Standard"/>
      <text:p text:style-name="Standard"><text:s text:c="2"/>participantCountContinueW = 320;</text:p>
      <text:p text:style-name="Standard"><text:s text:c="2"/>participantCountContinueH = 72;</text:p>
      <text:p text:style-name="Standard"><text:s text:c="2"/>participantCountContinueX = (rw - participantCountContinueW) / 2.0;</text:p>
      <text:p text:style-name="Standard"><text:s text:c="2"/>participantCountContinueY = participantCountBtnY4 + participantCountBtnH + 40;</text:p>
      <text:p text:style-name="Standard">}</text:p>
      <text:p text:style-name="Standard"/>
      <text:p text:style-name="Standard">void drawParticipantCount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oft-page-break/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ParticipantCount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Count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ParticipantCountScreen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4);</text:p>
      <text:p text:style-name="Standard"><text:s text:c="2"/>text("Nombre de participants", rw / 2.0, 5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"Choisis combien de participants seront saisis", rw / 2.0, 100);</text:p>
      <text:p text:style-name="Standard"/>
      <text:p text:style-name="Standard"><text:s text:c="2"/>drawParticipantCountChoiceButton(1, participantCountBtnX, participantCountBtnY1, participantCountBtnW, participantCountBtnH,</text:p>
      <text:p text:style-name="Standard"><text:s text:c="4"/>isOverRectLocal(rx, ry, participantCountBtnX, participantCountBtnY1, participantCountBtnW, participantCountBtnH));</text:p>
      <text:p text:style-name="Standard"/>
      <text:p text:style-name="Standard"><text:s text:c="2"/>drawParticipantCountChoiceButton(2, participantCountBtnX, participantCountBtnY2, participantCountBtnW, participantCountBtnH,</text:p>
      <text:p text:style-name="Standard"><text:s text:c="4"/>isOverRectLocal(rx, ry, participantCountBtnX, participantCountBtnY2, participantCountBtnW, participantCountBtnH));</text:p>
      <text:p text:style-name="Standard"/>
      <text:p text:style-name="Standard"><text:s text:c="2"/>drawParticipantCountChoiceButton(3, participantCountBtnX, participantCountBtnY3, participantCountBtnW, participantCountBtnH,</text:p>
      <text:p text:style-name="Standard"><text:s text:c="4"/>isOverRectLocal(rx, ry, participantCountBtnX, participantCountBtnY3, participantCountBtnW, participantCountBtnH));</text:p>
      <text:p text:style-name="Standard"/>
      <text:p text:style-name="Standard"><text:s text:c="2"/>drawParticipantCountChoiceButton(4, participantCountBtnX, participantCountBtnY4, participantCountBtnW, participantCountBtnH,</text:p>
      <text:p text:style-name="Standard"><text:s text:c="4"/>isOverRectLocal(rx, ry, participantCountBtnX, participantCountBtnY4, participantCountBtnW, participantCountBtnH));</text:p>
      <text:p text:style-name="Standard"/>
      <text:p text:style-name="Standard"><text:s text:c="2"/>boolean overContinue = isOverRectLocal(rx, ry, participantCountContinueX, participantCountContinueY, participantCountContinueW, participantCountContinueH);</text:p>
      <text:p text:style-name="Standard"/>
      <text:p text:style-name="Standard"><text:s text:c="2"/>fill(participantCount &gt; 0</text:p>
      <text:p text:style-name="Standard"><text:s text:c="4"/>? (overContinue ? color(90, 190, 115) : color(70, 170, 95))</text:p>
      <text:p text:style-name="Standard"><text:s text:c="4"/>: color(60));</text:p>
      <text:p text:style-name="Standard"><text:soft-page-break/><text:s text:c="2"/>rect(participantCountContinueX, participantCountContinueY, participantCountContinueW, participantCountContinue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ntinuer", participantCountContinueX + participantCountContinueW / 2.0, participantCountContinueY + participantCountContinueH / 2.0);</text:p>
      <text:p text:style-name="Standard">}</text:p>
      <text:p text:style-name="Standard"/>
      <text:p text:style-name="Standard">void drawParticipantCountChoiceButton(int count, float x, float y, float w, float h, boolean over) {</text:p>
      <text:p text:style-name="Standard"><text:s text:c="2"/>boolean selected = (participantCount == count);</text:p>
      <text:p text:style-name="Standard"/>
      <text:p text:style-name="Standard"><text:s text:c="2"/>if (selected) {</text:p>
      <text:p text:style-name="Standard"><text:s text:c="4"/>fill(over ? color(100, 180, 255) : color(80, 160, 235));</text:p>
      <text:p text:style-name="Standard"><text:s text:c="2"/>} else {</text:p>
      <text:p text:style-name="Standard"><text:s text:c="4"/>fill(over ? color(70) : color(45));</text:p>
      <text:p text:style-name="Standard"><text:s text:c="2"/>}</text:p>
      <text:p text:style-name="Standard"/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str(count) + " participant" + (count &gt; 1 ? "s" : ""), x + w / 2.0, y + h / 2.0);</text:p>
      <text:p text:style-name="Standard">}</text:p>
      <text:p text:style-name="Standard"/>
      <text:p text:style-name="Standard">void mousePressedParticipantCount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participantCountBtnX, participantCountBtnY1, participantCountBtnW, participantCountBtnH)) {</text:p>
      <text:p text:style-name="Standard"><text:s text:c="4"/>participantCount = 1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2, participantCountBtnW, participantCountBtnH)) {</text:p>
      <text:p text:style-name="Standard"><text:s text:c="4"/>participantCount = 2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3, participantCountBtnW, participantCountBtnH)) {</text:p>
      <text:p text:style-name="Standard"><text:s text:c="4"/>participantCount = 3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4, participantCountBtnW, participantCountBtnH)) {</text:p>
      <text:p text:style-name="Standard"><text:s text:c="4"/>participantCount = 4;</text:p>
      <text:p text:style-name="Standard"><text:soft-page-break/><text:s text:c="4"/>return;</text:p>
      <text:p text:style-name="Standard"><text:s text:c="2"/>}</text:p>
      <text:p text:style-name="Standard"/>
      <text:p text:style-name="Standard"><text:s text:c="2"/>if (isOverRectLocal(rx, ry, participantCountContinueX, participantCountContinueY, participantCountContinueW, participantCountContinueH)) {</text:p>
      <text:p text:style-name="Standard"><text:s text:c="4"/>if (participantCount &gt; 0) {</text:p>
      <text:p text:style-name="Standard"><text:s text:c="6"/>for (int i = participantCount; i &lt; 4; i++) {</text:p>
      <text:p text:style-name="Standard"><text:s text:c="8"/>participantNames[i] = "";</text:p>
      <text:p text:style-name="Standard"><text:s text:c="6"/>}</text:p>
      <text:p text:style-name="Standard"><text:s text:c="6"/>activeParticipant = 0;</text:p>
      <text:p text:style-name="Standard"><text:s text:c="6"/>currentScreen = SCREEN_PARTICIPANTS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18);</text:p>
      <text:p text:style-name="Standard"/>
      <text:p text:style-name="Standard"><text:s text:c="2"/>// Haut = retourné</text:p>
      <text:p text:style-name="Standard"><text:s text:c="2"/>drawParticipantQuadrant(0, 0, 0, width / 2.0, height / 2.0, true);</text:p>
      <text:p text:style-name="Standard"><text:s text:c="2"/>drawParticipantQuadrant(1, width / 2.0, 0, width / 2.0, height / 2.0, true);</text:p>
      <text:p text:style-name="Standard"/>
      <text:p text:style-name="Standard"><text:s text:c="2"/>// Bas = normal</text:p>
      <text:p text:style-name="Standard"><text:s text:c="2"/>drawParticipantQuadrant(2, 0, height / 2.0, width / 2.0, height / 2.0, false);</text:p>
      <text:p text:style-name="Standard"><text:s text:c="2"/>drawParticipantQuadrant(3, width / 2.0, height / 2.0, width / 2.0, height / 2.0, false);</text:p>
      <text:p text:style-name="Standard"/>
      <text:p text:style-name="Standard"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rotated180) {</text:p>
      <text:p text:style-name="Standard"><text:s text:c="2"/>pushMatrix();</text:p>
      <text:p text:style-name="Standard"/>
      <text:p text:style-name="Standard"><text:s text:c="2"/>if (rotated180)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 else {</text:p>
      <text:p text:style-name="Standard"><text:s text:c="4"/>translate(x, y);</text:p>
      <text:p text:style-name="Standard"><text:s text:c="4"/>drawParticipantQuadrantLocal(idx, w, h);</text:p>
      <text:p text:style-name="Standard"><text:s text:c="2"/>}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boolean enabled = idx &lt; participantCount;</text:p>
      <text:p text:style-name="Standard"/>
      <text:p text:style-name="Standard"><text:s text:c="2"/>fill(enabled ? 26 : 18);</text:p>
      <text:p text:style-name="Standard"><text:s text:c="2"/>rect(8, 8, w - 16, h - 16, 18);</text:p>
      <text:p text:style-name="Standard"><text:soft-page-break/></text:p>
      <text:p text:style-name="Standard"><text:s text:c="2"/>fill(enabled ? 255 : 120);</text:p>
      <text:p text:style-name="Standard"><text:s text:c="2"/>textAlign(CENTER, TOP);</text:p>
      <text:p text:style-name="Standard"><text:s text:c="2"/>textSize(24);</text:p>
      <text:p text:style-name="Standard"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boolean selected = enabled &amp;&amp; (activeParticipant == idx);</text:p>
      <text:p text:style-name="Standard"/>
      <text:p text:style-name="Standard"><text:s text:c="2"/>if (enabled) {</text:p>
      <text:p text:style-name="Standard"><text:s text:c="4"/>fill(selected ? color(80, 180, 255) : color(45));</text:p>
      <text:p text:style-name="Standard"><text:s text:c="2"/>} else {</text:p>
      <text:p text:style-name="Standard"><text:s text:c="4"/>fill(32);</text:p>
      <text:p text:style-name="Standard"><text:s text:c="2"/>}</text:p>
      <text:p text:style-name="Standard"><text:s text:c="2"/>rect(nameX, nameY, nameW, nameH, 14);</text:p>
      <text:p text:style-name="Standard"/>
      <text:p text:style-name="Standard"><text:s text:c="2"/>fill(enabled ? (selected ? 10 : 255) : 140);</text:p>
      <text:p text:style-name="Standard"><text:s text:c="2"/>textAlign(CENTER, CENTER);</text:p>
      <text:p text:style-name="Standard"><text:s text:c="2"/>textSize(22);</text:p>
      <text:p text:style-name="Standard"/>
      <text:p text:style-name="Standard"><text:s text:c="2"/>String shown;</text:p>
      <text:p text:style-name="Standard"><text:s text:c="2"/>if (!enabled) {</text:p>
      <text:p text:style-name="Standard"><text:s text:c="4"/>shown = "NON UTILISÉ";</text:p>
      <text:p text:style-name="Standard"><text:s text:c="2"/>} else {</text:p>
      <text:p text:style-name="Standard"><text:s text:c="4"/>shown = participantNames[idx].length() == 0 ? "TAPER LE NOM" : participantNames[idx];</text:p>
      <text:p text:style-name="Standard"><text:s text:c="2"/>}</text:p>
      <text:p text:style-name="Standard"><text:s text:c="2"/>text(shown, nameX + nameW / 2.0, nameY + nameH / 2.0)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if (enabled) {</text:p>
      <text:p text:style-name="Standard"><text:s text:c="4"/>drawKeyboardLocal(kbX, kbY, kbW, kbH, selected);</text:p>
      <text:p text:style-name="Standard"><text:s text:c="2"/>} else {</text:p>
      <text:p text:style-name="Standard"><text:s text:c="4"/>fill(24);</text:p>
      <text:p text:style-name="Standard"><text:s text:c="4"/>rect(kbX, kbY, kbW, kbH, 14);</text:p>
      <text:p text:style-name="Standard"/>
      <text:p text:style-name="Standard"><text:s text:c="4"/>fill(110);</text:p>
      <text:p text:style-name="Standard"><text:s text:c="4"/>textAlign(CENTER, CENTER);</text:p>
      <text:p text:style-name="Standard"><text:s text:c="4"/>textSize(22);</text:p>
      <text:p text:style-name="Standard"><text:s text:c="4"/>text("Zone inactive", kbX + kbW / 2.0, kbY + kbH / 2.0);</text:p>
      <text:p text:style-name="Standard"><text:s text:c="2"/>}</text:p>
      <text:p text:style-name="Standard">}</text:p>
      <text:p text:style-name="Standard"/>
      <text:p text:style-name="Standard">void drawParticipantsContinueButton() {</text:p>
      <text:p text:style-name="Standard"><text:s text:c="2"/>float w = 260;</text:p>
      <text:p text:style-name="Standard"><text:soft-page-break/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boolean allReady = allParticipantsReady();</text:p>
      <text:p text:style-name="Standard"/>
      <text:p text:style-name="Standard"><text:s text:c="2"/>fill(allReady ? color(70, 170, 95) : color(60));</text:p>
      <text:p text:style-name="Standard"><text:s text:c="2"/>rect(x, y, w, h, 22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if (participantCount &lt; 1) return false;</text:p>
      <text:p text:style-name="Standard"/>
      <text:p text:style-name="Standard"><text:s text:c="2"/>for (int i = 0; i &lt; participantCount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oft-page-break/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// HAUT GAUCHE = affiché retourné</text:p>
      <text:p text:style-name="Standard"><text:s text:c="2"/>if (mouseX &lt; width / 2.0 &amp;&amp; mouseY &lt; height / 2.0) {</text:p>
      <text:p text:style-name="Standard"><text:s text:c="4"/>float lx = width / 2.0 - mouseX;</text:p>
      <text:p text:style-name="Standard"><text:s text:c="4"/>float ly = height / 2.0 - mouseY;</text:p>
      <text:p text:style-name="Standard"><text:s text:c="4"/>handleParticipantQuadrantClick(0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// HAUT DROITE = affiché retourné</text:p>
      <text:p text:style-name="Standard"><text:s text:c="2"/>if (mouseX &gt;= width / 2.0 &amp;&amp; mouseY &lt; height / 2.0) {</text:p>
      <text:p text:style-name="Standard"><text:s text:c="4"/>float lx = width - mouseX;</text:p>
      <text:p text:style-name="Standard"><text:s text:c="4"/>float ly = height / 2.0 - mouseY;</text:p>
      <text:p text:style-name="Standard"><text:s text:c="4"/>handleParticipantQuadrantClick(1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// BAS GAUCHE = affiché normal</text:p>
      <text:p text:style-name="Standard"><text:s text:c="2"/>if (mouseX &lt; width / 2.0 &amp;&amp; mouseY &gt;= height / 2.0) {</text:p>
      <text:p text:style-name="Standard"><text:s text:c="4"/>float lx = mouseX;</text:p>
      <text:p text:style-name="Standard"><text:s text:c="4"/>float ly = mouseY - height / 2.0;</text:p>
      <text:p text:style-name="Standard"><text:s text:c="4"/>handleParticipantQuadrantClick(2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// BAS DROITE = affiché normal</text:p>
      <text:p text:style-name="Standard"><text:s text:c="2"/>if (mouseX &gt;= width / 2.0 &amp;&amp; mouseY &gt;= height / 2.0) {</text:p>
      <text:p text:style-name="Standard"><text:s text:c="4"/>float lx = mouseX - width / 2.0;</text:p>
      <text:p text:style-name="Standard"><text:s text:c="4"/>float ly = mouseY - height / 2.0;</text:p>
      <text:p text:style-name="Standard"><text:s text:c="4"/>handleParticipantQuadrantClick(3, lx, ly, width / 2.0, height / 2.0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handleParticipantQuadrantClick(int idx, float lx, float ly, float w, float h) {</text:p>
      <text:p text:style-name="Standard"><text:s text:c="2"/>if (idx &gt;= participantCount) return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4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{</text:p>
      <text:p text:style-name="Standard"><text:soft-page-break/><text:s text:c="4"/>activeParticipant = idx;</text:p>
      <text:p text:style-name="Standard"><text:s text:c="2"/>}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String key = keyHitLocal(lx, l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inferParticipantCountFromNames(String[] names) {</text:p>
      <text:p text:style-name="Standard"><text:s text:c="2"/>int count = 0;</text:p>
      <text:p text:style-name="Standard"><text:s text:c="2"/>for (int i = 0; i &lt; 4; i++) {</text:p>
      <text:p text:style-name="Standard"><text:s text:c="4"/>if (trim(names[i]).length() &gt; 0) count++;</text:p>
      <text:p text:style-name="Standard"><text:s text:c="2"/>}</text:p>
      <text:p text:style-name="Standard"><text:s text:c="2"/>return max(1, count);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><text:s text:c="2"/>PImage currentImg = getControlImage(currentImgRec.path);</text:p>
      <text:p text:style-name="Standard"/>
      <text:p text:style-name="Standard"><text:s text:c="2"/>drawPreview(currentImg, currentImgRec);</text:p>
      <text:p text:style-name="Standard"><text:s text:c="2"/>drawThumbnails(imgRecs, currentIndex);</text:p>
      <text:p text:style-name="Standard"><text:s text:c="2"/>drawButtons(imgRecs.size());</text:p>
      <text:p text:style-name="Standard"><text:soft-page-break/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430, width * 0.30);</text:p>
      <text:p text:style-name="Standard"><text:s text:c="2"/>metaPanelX = width - margin - metaPanelW;</text:p>
      <text:p text:style-name="Standard"><text:s text:c="2"/>metaPanelY = 160;</text:p>
      <text:p text:style-name="Standard"><text:s text:c="2"/>metaPanelH = height - metaPanelY - 40;</text:p>
      <text:p text:style-name="Standard"/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btnH = 120;</text:p>
      <text:p text:style-name="Standard"><text:s text:c="2"/>btnY = height - btnH - 35;</text:p>
      <text:p text:style-name="Standard"/>
      <text:p text:style-name="Standard"><text:s text:c="2"/>thumbsH = 110;</text:p>
      <text:p text:style-name="Standard"><text:s text:c="2"/>thumbsGap = 12;</text:p>
      <text:p text:style-name="Standard"><text:s text:c="2"/>thumbsY = btnY - thumbsH - 24;</text:p>
      <text:p text:style-name="Standard"/>
      <text:p text:style-name="Standard"><text:s text:c="2"/>previewAreaH = thumbsY - previewAreaY - 24;</text:p>
      <text:p text:style-name="Standard"/>
      <text:p text:style-name="Standard"><text:s text:c="2"/>btnW = (previewAreaW - 40) / 2.0;</text:p>
      <text:p text:style-name="Standard"><text:s text:c="2"/>leftBtnX = previewAreaX;</text:p>
      <text:p text:style-name="Standard"><text:s text:c="2"/>rightBtnX = leftBtnX + btnW + 40;</text:p>
      <text:p text:style-name="Standard"/>
      <text:p text:style-name="Standard"><text:s text:c="2"/>placeMapX = metaPanelX + 20;</text:p>
      <text:p text:style-name="Standard"><text:s text:c="2"/>placeMapY = metaPanelY + 60;</text:p>
      <text:p text:style-name="Standard"><text:s text:c="2"/>placeMapW = metaPanelW - 40;</text:p>
      <text:p text:style-name="Standard"><text:s text:c="2"/>placeMapH = 220;</text:p>
      <text:p text:style-name="Standard"/>
      <text:p text:style-name="Standard"><text:s text:c="2"/>placePreviewX = metaPanelX + 20;</text:p>
      <text:p text:style-name="Standard"><text:s text:c="2"/>placePreviewY = placeMapY + placeMapH + 12;</text:p>
      <text:p text:style-name="Standard"><text:s text:c="2"/>placePreviewW = metaPanelW - 40;</text:p>
      <text:p text:style-name="Standard"><text:s text:c="2"/>placePreviewH = 110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PreviewY + placePreviewH + 38;</text:p>
      <text:p text:style-name="Standard"/>
      <text:p text:style-name="Standard"><text:s text:c="2"/>monthSliderX = metaPanelX + 20;</text:p>
      <text:p text:style-name="Standard"><text:s text:c="2"/>monthSliderY = daySliderY + 60;</text:p>
      <text:p text:style-name="Standard"/>
      <text:p text:style-name="Standard"><text:s text:c="2"/>yearSliderX = metaPanelX + 20;</text:p>
      <text:p text:style-name="Standard"><text:s text:c="2"/>yearSliderY = monthSliderY + 60;</text:p>
      <text:p text:style-name="Standard"/>
      <text:p text:style-name="Standard"><text:s text:c="2"/>endSessionBtnW = metaPanelW - 40;</text:p>
      <text:p text:style-name="Standard"><text:s text:c="2"/>endSessionBtnH = 54;</text:p>
      <text:p text:style-name="Standard"><text:s text:c="2"/>endSessionBtnX = metaPanelX + 20;</text:p>
      <text:p text:style-name="Standard"><text:s text:c="2"/>endSessionBtnY = metaPanelY + metaPanelH - endSessionBtnH - 18;</text:p>
      <text:p text:style-name="Standard"/>
      <text:p text:style-name="Standard"><text:soft-page-break/><text:s text:c="2"/>validateBtnW = metaPanelW - 40;</text:p>
      <text:p text:style-name="Standard"><text:s text:c="2"/>validateBtnH = 58;</text:p>
      <text:p text:style-name="Standard"><text:s text:c="2"/>validateBtnX = metaPanelX + 20;</text:p>
      <text:p text:style-name="Standard"><text:s text:c="2"/>validateBtnY = endSessionBtnY - validateBtnH - 12;</text:p>
      <text:p text:style-name="Standard">}</text:p>
      <text:p text:style-name="Standard"/>
      <text:p text:style-name="Standard">void drawHeader(int count, int currentIndex) {</text:p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 text:c="2"/>fill(18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220);</text:p>
      <text:p text:style-name="Standard"><text:s text:c="4"/>text("Éducateur : " + educatorName, 30, 84);</text:p>
      <text:p text:style-name="Standard"/>
      <text:p text:style-name="Standard"><text:s text:c="4"/>String pLine = buildParticipantsLine();</text:p>
      <text:p text:style-name="Standard"><text:s text:c="4"/>fill(170);</text:p>
      <text:p text:style-name="Standard"><text:s text:c="4"/>text(pLine, 30, 108);</text:p>
      <text:p text:style-name="Standard"><text:s text:c="2"/>}</text:p>
      <text:p text:style-name="Standard"/>
      <text:p text:style-name="Standard"><text:s text:c="2"/>if (count &gt; 0 &amp;&amp; currentIndex &gt;= 0) {</text:p>
      <text:p text:style-name="Standard"><text:s text:c="4"/>fill(22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22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.length() &gt; 0) {</text:p>
      <text:p text:style-name="Standard"><text:s text:c="4"/>fill(120, 2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String buildParticipantsLine() {</text:p>
      <text:p text:style-name="Standard"><text:s text:c="2"/>String out = "";</text:p>
      <text:p text:style-name="Standard"><text:s text:c="2"/>for (int i = 0; i &lt; participantCount; i++) {</text:p>
      <text:p text:style-name="Standard"><text:s text:c="4"/>if (trim(participantNames[i]).length() &gt; 0) {</text:p>
      <text:p text:style-name="Standard"><text:s text:c="6"/>if (out.length() &gt; 0) out += " • ";</text:p>
      <text:p text:style-name="Standard"><text:s text:c="6"/>out += participantNames[i];</text:p>
      <text:p text:style-name="Standard"><text:s text:c="4"/>}</text:p>
      <text:p text:style-name="Standard"><text:s text:c="2"/>}</text:p>
      <text:p text:style-name="Standard"><text:s text:c="2"/>if (out.length() == 0) return "--";</text:p>
      <text:p text:style-name="Standard"><text:s text:c="2"/>return out;</text:p>
      <text:p text:style-name="Standard">}</text:p>
      <text:p text:style-name="Standard"/>
      <text:p text:style-name="Standard">void drawEmptyState() {</text:p>
      <text:p text:style-name="Standard"><text:soft-page-break/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"Aucune image", previewAreaX + previewAreaW / 2.0, previewAreaY + previewAreaH / 2.0 - 60);</text:p>
      <text:p text:style-name="Standard"/>
      <text:p text:style-name="Standard"><text:s text:c="2"/>textSize(20);</text:p>
      <text:p text:style-name="Standard"><text:s text:c="2"/>fill(190);</text:p>
      <text:p text:style-name="Standard"><text:s text:c="2"/>text("Ouvre cette adresse sur le téléphone :", previewAreaX + previewAreaW / 2.0, previewAreaY + previewAreaH / 2.0);</text:p>
      <text:p text:style-name="Standard"><text:s text:c="2"/>fill(120, 220, 255);</text:p>
      <text:p text:style-name="Standard"><text:s text:c="2"/>text("http://" + localIp + ":" + serverPort, previewAreaX + previewAreaW / 2.0, previewAreaY + previewAreaH / 2.0 + 35);</text:p>
      <text:p text:style-name="Standard">}</text:p>
      <text:p text:style-name="Standard"/>
      <text:p text:style-name="Standard">void drawPreview(PImage img, ImageRecord imgRec) {</text:p>
      <text:p text:style-name="Standard"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if (img != null) {</text:p>
      <text:p text:style-name="Standard"><text:s text:c="4"/>drawImageContain(this, img, previewAreaX + 16, previewAreaY + 16, previewAreaW - 32, previewAreaH - 76);</text:p>
      <text:p text:style-name="Standard"><text:s text:c="2"/>}</text:p>
      <text:p text:style-name="Standard"/>
      <text:p text:style-name="Standard"><text:s text:c="2"/>String name = new File(imgRec.path).getName();</text:p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fill(255);</text:p>
      <text:p text:style-name="Standard"><text:s text:c="2"/>textAlign(LEFT, BOTTOM);</text:p>
      <text:p text:style-name="Standard"><text:s text:c="2"/>textSize(16);</text:p>
      <text:p text:style-name="Standard"><text:s text:c="2"/>text(name, previewAreaX + 10, previewAreaY + previewAreaH - 46);</text:p>
      <text:p text:style-name="Standard"/>
      <text:p text:style-name="Standard"><text:s text:c="2"/>fill(180);</text:p>
      <text:p text:style-name="Standard"><text:s text:c="2"/>text("ID : " + idText, previewAreaX + 10, previewAreaY + previewAreaH - 26);</text:p>
      <text:p text:style-name="Standard"><text:s text:c="2"/>text("Date : " + dateText + " <text:s text:c="2"/>• <text:s text:c="2"/>Lieu : " + placeText, previewAreaX + 10, previewAreaY + previewAreaH - 6);</text:p>
      <text:p text:style-name="Standard">}</text:p>
      <text:p text:style-name="Standard"/>
      <text:p text:style-name="Standard">void drawThumbnails(ArrayList&lt;ImageRecord&gt; imgRecs, int currentIndex) {</text:p>
      <text:p text:style-name="Standard"><text:s text:c="2"/>int count = imgRecs.size()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><text:soft-page-break/></text:p>
      <text:p text:style-name="Standard"><text:s text:c="2"/>thumbs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int realIndex = start + i;</text:p>
      <text:p text:style-name="Standard"><text:s text:c="4"/>float x = previewAreaX + i * (thumbsW + thumbsGap);</text:p>
      <text:p text:style-name="Standard"><text:s text:c="4"/>float y = thumbsY;</text:p>
      <text:p text:style-name="Standard"/>
      <text:p text:style-name="Standard"><text:s text:c="4"/>if (realIndex == currentIndex) {</text:p>
      <text:p text:style-name="Standard"><text:s text:c="6"/>stroke(80, 180, 255);</text:p>
      <text:p text:style-name="Standard"><text:s text:c="6"/>strokeWeight(4);</text:p>
      <text:p text:style-name="Standard"><text:s text:c="4"/>} else {</text:p>
      <text:p text:style-name="Standard"><text:s text:c="6"/>stroke(70);</text:p>
      <text:p text:style-name="Standard"><text:s text:c="6"/>strokeWeight(1);</text:p>
      <text:p text:style-name="Standard"><text:s text:c="4"/>}</text:p>
      <text:p text:style-name="Standard"/>
      <text:p text:style-name="Standard"><text:s text:c="4"/>fill(35);</text:p>
      <text:p text:style-name="Standard"><text:s text:c="4"/>rect(x, y, thumbsW, thumbsH, 14);</text:p>
      <text:p text:style-name="Standard"><text:s text:c="4"/>noStroke();</text:p>
      <text:p text:style-name="Standard"/>
      <text:p text:style-name="Standard"><text:s text:c="4"/>PImage thumb = getControlImage(imgRecs.get(realIndex).path);</text:p>
      <text:p text:style-name="Standard"><text:s text:c="4"/>if (thumb != null) {</text:p>
      <text:p text:style-name="Standard"><text:s text:c="6"/>drawImageContain(this, thumb, x + 6, y + 6, thumbsW - 12, thumbsH - 12);</text:p>
      <text:p text:style-name="Standard"><text:s text:c="4"/>}</text:p>
      <text:p text:style-name="Standard"/>
      <text:p text:style-name="Standard"><text:s text:c="4"/>if (realIndex == currentIndex) {</text:p>
      <text:p text:style-name="Standard"><text:s text:c="6"/>noFill();</text:p>
      <text:p text:style-name="Standard"><text:s text:c="6"/>stroke(80, 180, 255);</text:p>
      <text:p text:style-name="Standard"><text:s text:c="6"/>strokeWeight(3);</text:p>
      <text:p text:style-name="Standard"><text:s text:c="6"/>rect(x, y, thumbsW, thumbsH, 14);</text:p>
      <text:p text:style-name="Standard"><text:s text:c="6"/>noStroke(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drawButtons(int imageCount) {</text:p>
      <text:p text:style-name="Standard"><text:s text:c="2"/>boolean canInteract = imageCount &gt; 1;</text:p>
      <text:p text:style-name="Standard"/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fill(canInteract ? (overLeft ? 80 : 55) : 40);</text:p>
      <text:p text:style-name="Standard"><text:s text:c="2"/>rect(leftBtnX, btnY, btnW, btnH, 24);</text:p>
      <text:p text:style-name="Standard"/>
      <text:p text:style-name="Standard"><text:s text:c="2"/>fill(canInteract ? (overRight ? 80 : 55) : 40);</text:p>
      <text:p text:style-name="Standard"><text:s text:c="2"/>rect(rightBtnX, btnY, btnW, btnH, 24);</text:p>
      <text:p text:style-name="Standard"/>
      <text:p text:style-name="Standard"><text:s text:c="2"/>fill(canInteract ? 255 : 120);</text:p>
      <text:p text:style-name="Standard"><text:s text:c="2"/>textAlign(CENTER, CENTER);</text:p>
      <text:p text:style-name="Standard"><text:s text:c="2"/>textSize(42);</text:p>
      <text:p text:style-name="Standard"><text:s text:c="2"/>text("◀", leftBtnX + btnW / 2.0, btnY + btnH / 2.0);</text:p>
      <text:p text:style-name="Standard"><text:s text:c="2"/>text("▶", rightBtnX + btnW / 2.0, btnY + btnH / 2.0);</text:p>
      <text:p text:style-name="Standard"><text:soft-page-break/></text:p>
      <text:p text:style-name="Standard"><text:s text:c="2"/>fill(220);</text:p>
      <text:p text:style-name="Standard"><text:s text:c="2"/>textSize(18);</text:p>
      <text:p text:style-name="Standard"><text:s text:c="2"/>text("Précédente", leftBtnX + btnW / 2.0, btnY + btnH - 24);</text:p>
      <text:p text:style-name="Standard"><text:s text:c="2"/>text("Suivante", rightBtnX + btnW / 2.0, btnY + btnH - 24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fill(28);</text:p>
      <text:p text:style-name="Standard"><text:s text:c="2"/>rect(metaPanelX, metaPanelY, metaPanelW, metaPanelH, 20);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8);</text:p>
      <text:p text:style-name="Standard"/>
      <text:p text:style-name="Standard"><text:s text:c="2"/>drawEndSessionButton();</text:p>
      <text:p text:style-name="Standard"/>
      <text:p text:style-name="Standard"><text:s text:c="2"/>if (imgRecs.size() == 0 || currentIndex &lt; 0 || currentIndex &gt;= imgRecs.size()) {</text:p>
      <text:p text:style-name="Standard"><text:s text:c="4"/>fill(18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/>
      <text:p text:style-name="Standard"><text:s text:c="2"/>ImageRecord imgRec = imgRecs.get(currentIndex);</text:p>
      <text:p text:style-name="Standard"><text:s text:c="2"/>boolean editable = imgRec.isEditable();</text:p>
      <text:p text:style-name="Standard"/>
      <text:p text:style-name="Standard"><text:s text:c="2"/>fill(220);</text:p>
      <text:p text:style-name="Standard"><text:s text:c="2"/>textSize(16);</text:p>
      <text:p text:style-name="Standard"><text:s text:c="2"/>text("Lieu", metaPanelX + 20, metaPanelY + 36);</text:p>
      <text:p text:style-name="Standard"/>
      <text:p text:style-name="Standard"><text:s text:c="2"/>drawPlaceMapSelector(imgRec, editable);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ill(180);</text:p>
      <text:p text:style-name="Standard"><text:soft-page-break/><text:s text:c="2"/>textAlign(LEFT, TOP);</text:p>
      <text:p text:style-name="Standard"><text:s text:c="2"/>textSize(16);</text:p>
      <text:p text:style-name="Standard"/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text("Résumé", metaPanelX + 20, yearSliderY + 46);</text:p>
      <text:p text:style-name="Standard"><text:s text:c="2"/>fill(255);</text:p>
      <text:p text:style-name="Standard"><text:s text:c="2"/>text("ID : " + idText, metaPanelX + 20, yearSliderY + 72);</text:p>
      <text:p text:style-name="Standard"><text:s text:c="2"/>text("Lieu : " + placeText, metaPanelX + 20, yearSliderY + 98);</text:p>
      <text:p text:style-name="Standard"><text:s text:c="2"/>text("Date : " + dateText, metaPanelX + 20, yearSliderY + 124);</text:p>
      <text:p text:style-name="Standard"/>
      <text:p text:style-name="Standard"><text:s text:c="2"/>fill(editable ? color(230, 210, 120) : color(120, 220, 150));</text:p>
      <text:p text:style-name="Standard"><text:s text:c="2"/>text("État : " + (editable ? "édition" : "validée"), metaPanelX + 20, yearSliderY + 150);</text:p>
      <text:p text:style-name="Standard"/>
      <text:p text:style-name="Standard"><text:s text:c="2"/>drawValidateButton(imgRec);</text:p>
      <text:p text:style-name="Standard">}</text:p>
      <text:p text:style-name="Standard"/>
      <text:p text:style-name="Standard">void drawSlider(String label, int value, int minValue, int maxValue, float x, float y, float w, float h, boolean editable) {</text:p>
      <text:p text:style-name="Standard"><text:s text:c="2"/>fill(editable ? 220 : 16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fill(editable ? 60 : 42);</text:p>
      <text:p text:style-name="Standard"><text:s text:c="2"/>rect(x, y, w, h, 10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80, 180, 255) : color(95, 130, 155));</text:p>
      <text:p text:style-name="Standard"><text:s text:c="2"/>rect(x, y, knobX - x, h, 10);</text:p>
      <text:p text:style-name="Standard"/>
      <text:p text:style-name="Standard"><text:s text:c="2"/>fill(editable ? 255 : 190);</text:p>
      <text:p text:style-name="Standard"><text:s text:c="2"/>ellipse(knobX, y + h / 2.0, 22, 22);</text:p>
      <text:p text:style-name="Standard"/>
      <text:p text:style-name="Standard"><text:s text:c="2"/>fill(16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if (label.equals("Modifier")) {</text:p>
      <text:p text:style-name="Standard"><text:s text:c="4"/>fill(over ? color(100, 180, 255) : color(70, 140, 220));</text:p>
      <text:p text:style-name="Standard"><text:soft-page-break/><text:s text:c="2"/>} else {</text:p>
      <text:p text:style-name="Standard"><text:s text:c="4"/>fill(over ? color(110, 210, 130) : color(70, 170, 95));</text:p>
      <text:p text:style-name="Standard"><text:s text:c="2"/>}</text:p>
      <text:p text:style-name="Standard"/>
      <text:p text:style-name="Standard"><text:s text:c="2"/>rect(validateBtnX, validateBtnY, validateBtnW, validateBtn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void drawEndSessionButton() {</text:p>
      <text:p text:style-name="Standard"><text:s text:c="2"/>boolean over = isOverEndSessionButton();</text:p>
      <text:p text:style-name="Standard"/>
      <text:p text:style-name="Standard"><text:s text:c="2"/>fill(over ? color(235, 120, 90) : color(200, 90, 65));</text:p>
      <text:p text:style-name="Standard"><text:s text:c="2"/>rect(endSessionBtnX, endSessionBtnY, endSessionBtnW, endSessionBtn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2);</text:p>
      <text:p text:style-name="Standard"><text:s text:c="2"/>text("Fin de session", endSessionBtnX + endSessionBtnW / 2.0, endSessionBtnY + endSessionBtnH / 2.0)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4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4"/>mouseY &gt;= endSessionBtnY &amp;&amp; mouseY &lt;= endSessionBtnY + endSessionBtnH;</text:p>
      <text:p text:style-name="Standard">}</text:p>
      <text:p text:style-name="Standard"/>
      <text:p text:style-name="Standard">int getClickedPlaceId(float mx, float my) {</text:p>
      <text:p text:style-name="Standard"><text:s text:c="2"/>for (PlaceZone z : placeZones) {</text:p>
      <text:p text:style-name="Standard"><text:s text:c="4"/>if (z.contains(mx, my, placeMapX, placeMapY, placeMapW, placeMapH)) {</text:p>
      <text:p text:style-name="Standard"><text:s text:c="6"/>return z.id;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4"/>my &gt;= daySliderY - 8 &amp;&amp; my &lt;= daySliderY + sliderH + 8) {</text:p>
      <text:p text:style-name="Standard"><text:s text:c="4"/>return "day";</text:p>
      <text:p text:style-name="Standard"><text:s text:c="2"/>}</text:p>
      <text:p text:style-name="Standard"/>
      <text:p text:style-name="Standard"><text:s text:c="2"/>if (mx &gt;= monthSliderX &amp;&amp; mx &lt;= monthSliderX + sliderW &amp;&amp;</text:p>
      <text:p text:style-name="Standard"><text:s text:c="4"/>my &gt;= monthSliderY - 8 &amp;&amp; my &lt;= monthSliderY + sliderH + 8) {</text:p>
      <text:p text:style-name="Standard"><text:soft-page-break/><text:s text:c="4"/>return "month";</text:p>
      <text:p text:style-name="Standard"><text:s text:c="2"/>}</text:p>
      <text:p text:style-name="Standard"/>
      <text:p text:style-name="Standard"><text:s text:c="2"/>if (mx &gt;= yearSliderX &amp;&amp; mx &lt;= yearSliderX + sliderW &amp;&amp;</text:p>
      <text:p text:style-name="Standard"><text:s text:c="4"/>my &gt;= yearSliderY - 8 &amp;&amp; my &lt;= yearSliderY + sliderH + 8) {</text:p>
      <text:p text:style-name="Standard"><text:s text:c="4"/>return "year";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void mousePressed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oft-page-break/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 text:c="6"/>shared.prev();</text:p>
      <text:p text:style-name="Standard"><text:s text:c="6"/>return;</text:p>
      <text:p text:style-name="Standard"><text:s text:c="4"/>}</text:p>
      <text:p text:style-name="Standard"/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/>
      <text:p text:style-name="Standard"><text:s text:c="2"/>debugPrintPlaceMapClick(mouseX, mouseY);</text:p>
      <text:p text:style-name="Standard"/>
      <text:p text:style-name="Standard"><text:s text:c="2"/>int clickedThumb = getClickedThumbnailIndex(imgRecs, currentIndex, mouseX, mouseY);</text:p>
      <text:p text:style-name="Standard"><text:s text:c="2"/>if (clickedThumb != -1) {</text:p>
      <text:p text:style-name="Standard"><text:s text:c="4"/>shared.setCurrentIndex(clickedThumb);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{</text:p>
      <text:p text:style-name="Standard"><text:soft-page-break/><text:s text:c="4"/>updateActiveSlider(mouseX);</text:p>
      <text:p text:style-name="Standard"><text:s text:c="2"/>}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/>
      <text:p text:style-name="Standard">void keyPressedArchiveMode() {</text:p>
      <text:p text:style-name="Standard"><text:s text:c="2"/>if (keyCode == LEFT) {</text:p>
      <text:p text:style-name="Standard"><text:s text:c="4"/>shared.prev();</text:p>
      <text:p text:style-name="Standard"><text:s text:c="2"/>} else if (keyCode == RIGHT) {</text:p>
      <text:p text:style-name="Standard"><text:s text:c="4"/>shared.next();</text:p>
      <text:p text:style-name="Standard"><text:s text:c="2"/>}</text:p>
      <text:p text:style-name="Standard">}</text:p>
      <text:p text:style-name="Standard"/>
      <text:p text:style-name="Standard">int getClickedThumbnailIndex(ArrayList&lt;ImageRecord&gt; imgRecs, int currentIndex, float mx, float my) {</text:p>
      <text:p text:style-name="Standard"><text:s text:c="2"/>int count = imgRecs.size();</text:p>
      <text:p text:style-name="Standard"><text:s text:c="2"/>if (count == 0) return -1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float localThumb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float x = previewAreaX + i * (localThumbW + thumbsGap);</text:p>
      <text:p text:style-name="Standard"><text:s text:c="4"/>float y = thumbsY;</text:p>
      <text:p text:style-name="Standard"/>
      <text:p text:style-name="Standard"><text:s text:c="4"/>if (mx &gt;= x &amp;&amp; mx &lt;= x + localThumbW &amp;&amp;</text:p>
      <text:p text:style-name="Standard"><text:s text:c="6"/>my &gt;= y &amp;&amp; my &lt;= y + thumbsH) {</text:p>
      <text:p text:style-name="Standard"><text:s text:c="6"/>return start + i;</text:p>
      <text:p text:style-name="Standard"><text:s text:c="4"/>}</text:p>
      <text:p text:style-name="Standard"><text:s text:c="2"/>}</text:p>
      <text:p text:style-name="Standard"/>
      <text:p text:style-name="Standard"><text:s text:c="2"/>return -1;</text:p>
      <text:p text:style-name="Standard">}</text:p>
      <text:p text:style-name="Standard"/>
      <text:p text:style-name="Standard">// ----------------------------------------------------</text:p>
      <text:p text:style-name="Standard">// OUTILS IMAGE / UI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oft-page-break/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/>
      <text:p text:style-name="Standard"><text:s text:c="2"/>if (m == 4 || m == 6 || m == 9 || m == 11) {</text:p>
      <text:p text:style-name="Standard"><text:s text:c="4"/>return 30;</text:p>
      <text:p text:style-name="Standard"><text:s text:c="2"/>}</text:p>
      <text:p text:style-name="Standard"/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 text:c="4"/>mouseY &gt;= y &amp;&amp; mouseY &lt;= y + h;</text:p>
      <text:p text:style-name="Standard">}</text:p>
      <text:p text:style-name="Standard"/>
      <text:p text:style-name="Standard">boolean isOverRectLocal(float px, float py, float x, float y, float w, float h) {</text:p>
      <text:p text:style-name="Standard"><text:s text:c="2"/>return px &gt;= x &amp;&amp; px &lt;= x + w &amp;&amp;</text:p>
      <text:p text:style-name="Standard"><text:s text:c="4"/>py &gt;= y &amp;&amp; py &lt;= y + h;</text:p>
      <text:p text:style-name="Standard">}</text:p>
      <text:p text:style-name="Standard"/>
      <text:p text:style-name="Standard">float portraitMouseX() {</text:p>
      <text:p text:style-name="Standard"><text:s text:c="2"/>return mouseY;</text:p>
      <text:p text:style-name="Standard">}</text:p>
      <text:p text:style-name="Standard"/>
      <text:p text:style-name="Standard">float portraitMouseY() {</text:p>
      <text:p text:style-name="Standard"><text:s text:c="2"/>return width - mouseX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oft-page-break/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// ----------------------------------------------------</text:p>
      <text:p text:style-name="Standard">// CARTE - OUTILS</text:p>
      <text:p text:style-name="Standard">// ----------------------------------------------------</text:p>
      <text:p text:style-name="Standard">void debugPrintPlaceMapClick(float mx, float my) {</text:p>
      <text:p text:style-name="Standard"><text:s text:c="2"/>if (!placeMapDebug) return;</text:p>
      <text:p text:style-name="Standard"/>
      <text:p text:style-name="Standard"><text:s text:c="2"/>if (mx &lt; placeMapX || mx &gt; placeMapX + placeMapW ||</text:p>
      <text:p text:style-name="Standard"><text:s text:c="4"/>my &lt; placeMapY || my &gt; placeMapY + placeMapH) {</text:p>
      <text:p text:style-name="Standard"><text:s text:c="4"/>return;</text:p>
      <text:p text:style-name="Standard"><text:s text:c="2"/>}</text:p>
      <text:p text:style-name="Standard"/>
      <text:p text:style-name="Standard"><text:s text:c="2"/>float nx = (mx - placeMapX) / placeMapW;</text:p>
      <text:p text:style-name="Standard"><text:s text:c="2"/>float ny = (my - placeMapY) / placeMapH;</text:p>
      <text:p text:style-name="Standard"/>
      <text:p text:style-name="Standard"><text:s text:c="2"/>println("Carte click -&gt; x=" + nf(nx, 1, 3) + " <text:s/>y=" + nf(ny, 1, 3));</text:p>
      <text:p text:style-name="Standard">}</text:p>
      <text:p text:style-name="Standard"/>
      <text:p text:style-name="Standard">void drawPlaceMapSelector(ImageRecord imgRec, boolean editable) {</text:p>
      <text:p text:style-name="Standard"><text:s text:c="2"/>fill(35);</text:p>
      <text:p text:style-name="Standard"><text:s text:c="2"/>rect(placeMapX, placeMapY, placeMapW, placeMapH, 14);</text:p>
      <text:p text:style-name="Standard"/>
      <text:p text:style-name="Standard"><text:s text:c="2"/>if (placeMapImage != null &amp;&amp; placeMapImage.width &gt; 0) {</text:p>
      <text:p text:style-name="Standard"><text:s text:c="4"/>drawImageContain(this, placeMapImage, placeMapX + 6, placeMapY + 6, placeMapW - 12, placeMapH - 12);</text:p>
      <text:p text:style-name="Standard"><text:s text:c="2"/>} else {</text:p>
      <text:p text:style-name="Standard"><text:s text:c="4"/>fill(150);</text:p>
      <text:p text:style-name="Standard"><text:soft-page-break/><text:s text:c="4"/>textAlign(CENTER, CENTER);</text:p>
      <text:p text:style-name="Standard"><text:s text:c="4"/>textSize(16);</text:p>
      <text:p text:style-name="Standard"><text:s text:c="4"/>text("Ajoute data/carte_lieux.png", placeMapX + placeMapW / 2.0, placeMapY + placeMapH / 2.0);</text:p>
      <text:p text:style-name="Standard"><text:s text:c="2"/>}</text:p>
      <text:p text:style-name="Standard"/>
      <text:p text:style-name="Standard"><text:s text:c="2"/>for (PlaceZone z : placeZones) {</text:p>
      <text:p text:style-name="Standard"><text:s text:c="4"/>float px = z.px(placeMapX, placeMapW);</text:p>
      <text:p text:style-name="Standard"><text:s text:c="4"/>float py = z.py(placeMapY, placeMapH);</text:p>
      <text:p text:style-name="Standard"><text:s text:c="4"/>float pr = z.pr(placeMapW, placeMapH);</text:p>
      <text:p text:style-name="Standard"/>
      <text:p text:style-name="Standard"><text:s text:c="4"/>boolean selected = (imgRec.placeId == z.id);</text:p>
      <text:p text:style-name="Standard"/>
      <text:p text:style-name="Standard"><text:s text:c="4"/>if (placeMapDebug) {</text:p>
      <text:p text:style-name="Standard"><text:s text:c="6"/>noFill();</text:p>
      <text:p text:style-name="Standard"><text:s text:c="6"/>stroke(selected ? color(80, 180, 255) : color(180, 180, 180, 120));</text:p>
      <text:p text:style-name="Standard"><text:s text:c="6"/>strokeWeight(selected ? 3 : 1);</text:p>
      <text:p text:style-name="Standard"><text:s text:c="6"/>ellipse(px, py, pr * 2, pr * 2);</text:p>
      <text:p text:style-name="Standard"><text:s text:c="6"/>noStroke();</text:p>
      <text:p text:style-name="Standard"><text:s text:c="4"/>}</text:p>
      <text:p text:style-name="Standard"/>
      <text:p text:style-name="Standard"><text:s text:c="4"/>fill(selected ? color(80, 180, 255) : 255);</text:p>
      <text:p text:style-name="Standard"><text:s text:c="4"/>textAlign(CENTER, CENTER);</text:p>
      <text:p text:style-name="Standard"><text:s text:c="4"/>textSize(12);</text:p>
      <text:p text:style-name="Standard"><text:s text:c="4"/>text(z.name, px, py);</text:p>
      <text:p text:style-name="Standard"><text:s text:c="2"/>}</text:p>
      <text:p text:style-name="Standard"/>
      <text:p text:style-name="Standard"><text:s text:c="2"/>fill(24);</text:p>
      <text:p text:style-name="Standard"><text:s text:c="2"/>rect(placePreviewX, placePreviewY, placePreviewW, placePreviewH, 14);</text:p>
      <text:p text:style-name="Standard"/>
      <text:p text:style-name="Standard"><text:s text:c="2"/>if (imgRec.placeId &gt; 0) {</text:p>
      <text:p text:style-name="Standard"><text:s text:c="4"/>fill(255);</text:p>
      <text:p text:style-name="Standard"><text:s text:c="4"/>textAlign(LEFT, TOP);</text:p>
      <text:p text:style-name="Standard"><text:s text:c="4"/>textSize(16);</text:p>
      <text:p text:style-name="Standard"><text:s text:c="4"/>text("Lieu sélectionné : " + getPlaceName(imgRec.placeId), placePreviewX + 12, placePreviewY + 10);</text:p>
      <text:p text:style-name="Standard"/>
      <text:p text:style-name="Standard"><text:s text:c="4"/>PImage placeImg = getPlacePng(imgRec.placeId);</text:p>
      <text:p text:style-name="Standard"><text:s text:c="4"/>if (placeImg != null) {</text:p>
      <text:p text:style-name="Standard"><text:s text:c="6"/>drawImageContain(this, placeImg, placePreviewX + 12, placePreviewY + 34, placePreviewW - 24, placePreviewH - 46);</text:p>
      <text:p text:style-name="Standard"><text:s text:c="4"/>} else {</text:p>
      <text:p text:style-name="Standard"><text:s text:c="6"/>fill(150);</text:p>
      <text:p text:style-name="Standard"><text:s text:c="6"/>textAlign(CENTER, CENTER);</text:p>
      <text:p text:style-name="Standard"><text:s text:c="6"/>textSize(14);</text:p>
      <text:p text:style-name="Standard"><text:s text:c="6"/>text("PNG manquant : place_" + nf(imgRec.placeId, 2) + ".png",</text:p>
      <text:p text:style-name="Standard"><text:s text:c="8"/>placePreviewX + placePreviewW / 2.0,</text:p>
      <text:p text:style-name="Standard"><text:s text:c="8"/>placePreviewY + placePreviewH / 2.0 + 8);</text:p>
      <text:p text:style-name="Standard"><text:s text:c="4"/>}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oft-page-break/><text:s text:c="4"/>textSize(16);</text:p>
      <text:p text:style-name="Standard"><text:s text:c="4"/>text("Clique un lieu sur la carte", placePreviewX + placePreviewW / 2.0, placePreviewY + placePreviewH / 2.0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CHIERS CSV TEXTE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day;month;year;validated";</text:p>
      <text:p text:style-name="Standard">}</text:p>
      <text:p text:style-name="Standard"/>
      <text:p text:style-name="Standard">String recordToCsvLine(ImageRecord imgRec) {</text:p>
      <text:p text:style-name="Standard"><text:s text:c="2"/>return sanitizeSimpleName(imgRec.educatorSnapshot) + ";" +</text:p>
      <text:p text:style-name="Standard"><text:s text:c="4"/>sanitizeSimpleName(imgRec.participantSnapshot[0]) + ";" +</text:p>
      <text:p text:style-name="Standard"><text:s text:c="4"/>sanitizeSimpleName(imgRec.participantSnapshot[1]) + ";" +</text:p>
      <text:p text:style-name="Standard"><text:s text:c="4"/>sanitizeSimpleName(imgRec.participantSnapshot[2]) + ";" +</text:p>
      <text:p text:style-name="Standard"><text:s text:c="4"/>sanitizeSimpleName(imgRec.participantSnapshot[3]) + ";" +</text:p>
      <text:p text:style-name="Standard"><text:s text:c="4"/>imgRec.imageId + ";" +</text:p>
      <text:p text:style-name="Standard"><text:s text:c="4"/>imgRec.path + ";" +</text:p>
      <text:p text:style-name="Standard"><text:s text:c="4"/>imgRec.encodedPath + ";" +</text:p>
      <text:p text:style-name="Standard"><text:s text:c="4"/>imgRec.placeId + ";" +</text:p>
      <text:p text:style-name="Standard"><text:s text:c="4"/>imgRec.day + ";" +</text:p>
      <text:p text:style-name="Standard"><text:s text:c="4"/>imgRec.month + ";" +</text:p>
      <text:p text:style-name="Standard"><text:s text:c="4"/>imgRec.year + ";" +</text:p>
      <text:p text:style-name="Standard"><text:s text:c="4"/>(imgRec.validated ? "1" : "0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 || parts.length &lt; 13) return null;</text:p>
      <text:p text:style-name="Standard"/>
      <text:p text:style-name="Standard"><text:s text:c="2"/>try {</text:p>
      <text:p text:style-name="Standard"><text:s text:c="4"/>String educator = parts[0];</text:p>
      <text:p text:style-name="Standard"><text:s text:c="4"/>String p1 = parts[1];</text:p>
      <text:p text:style-name="Standard"><text:s text:c="4"/>String p2 = parts[2];</text:p>
      <text:p text:style-name="Standard"><text:s text:c="4"/>String p3 = parts[3];</text:p>
      <text:p text:style-name="Standard"><text:s text:c="4"/>String p4 = parts[4];</text:p>
      <text:p text:style-name="Standard"/>
      <text:p text:style-name="Standard"><text:s text:c="4"/>String imageId = parts[5];</text:p>
      <text:p text:style-name="Standard"><text:s text:c="4"/>String rawPath = parts[6];</text:p>
      <text:p text:style-name="Standard"><text:s text:c="4"/>String encodedPath = parts[7];</text:p>
      <text:p text:style-name="Standard"><text:s text:c="4"/>int placeId = Integer.parseInt(parts[8]);</text:p>
      <text:p text:style-name="Standard"><text:s text:c="4"/>int day = Integer.parseInt(parts[9]);</text:p>
      <text:p text:style-name="Standard"><text:soft-page-break/><text:s text:c="4"/>int month = Integer.parseInt(parts[10]);</text:p>
      <text:p text:style-name="Standard"><text:s text:c="4"/>int year = Integer.parseInt(parts[11]);</text:p>
      <text:p text:style-name="Standard"><text:s text:c="4"/>int validated = Integer.parseInt(parts[12]);</text:p>
      <text:p text:style-name="Standard"/>
      <text:p text:style-name="Standard"><text:s text:c="4"/>ImageRecord imgRec = new ImageRecord(rawPath, year, month, day);</text:p>
      <text:p text:style-name="Standard"><text:s text:c="4"/>imgRec.imageId = imageId;</text:p>
      <text:p text:style-name="Standard"><text:s text:c="4"/>imgRec.encodedPath = encodedPath;</text:p>
      <text:p text:style-name="Standard"><text:s text:c="4"/>imgRec.placeId = placeId;</text:p>
      <text:p text:style-name="Standard"><text:s text:c="4"/>imgRec.validated = (validated == 1);</text:p>
      <text:p text:style-name="Standard"><text:s text:c="4"/>imgRec.editing = !imgRec.validated;</text:p>
      <text:p text:style-name="Standard"/>
      <text:p text:style-name="Standard"><text:s text:c="4"/>imgRec.educatorSnapshot = educator;</text:p>
      <text:p text:style-name="Standard"><text:s text:c="4"/>imgRec.participantSnapshot[0] = p1;</text:p>
      <text:p text:style-name="Standard"><text:s text:c="4"/>imgRec.participantSnapshot[1] = p2;</text:p>
      <text:p text:style-name="Standard"><text:s text:c="4"/>imgRec.participantSnapshot[2] = p3;</text:p>
      <text:p text:style-name="Standard"><text:s text:c="4"/>imgRec.participantSnapshot[3] = p4;</text:p>
      <text:p text:style-name="Standard"/>
      <text:p text:style-name="Standard"><text:s text:c="4"/>return imgRec;</text:p>
      <text:p text:style-name="Standard"><text:s text:c="2"/>}</text:p>
      <text:p text:style-name="Standard"><text:s text:c="2"/>catch (Exception e) {</text:p>
      <text:p text:style-name="Standard"><text:s text:c="4"/>return null;</text:p>
      <text:p text:style-name="Standard"><text:s text:c="2"/>}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/>
      <text:p text:style-name="Standard"><text:s text:c="2"/>BufferedReader reader = null;</text:p>
      <text:p text:style-name="Standard"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reader != null) read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oft-page-break/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{</text:p>
      <text:p text:style-name="Standard"><text:s text:c="6"/>writer.println(line);</text:p>
      <text:p text:style-name="Standard"><text:s text:c="4"/>}</text:p>
      <text:p text:style-name="Standard"><text:s text:c="4"/>writer.flush();</text:p>
      <text:p text:style-name="Standard"><text:s text:c="4"/>return true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return false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writer != null) writ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{</text:p>
      <text:p text:style-name="Standard"><text:s text:c="6"/>lines.add(recordToCsvLine(imgRec));</text:p>
      <text:p text:style-name="Standard"><text:s text:c="4"/>}</text:p>
      <text:p text:style-name="Standard"><text:s text:c="2"/>}</text:p>
      <text:p text:style-name="Standard"/>
      <text:p text:style-name="Standard"><text:s text:c="2"/>boolean ok = writeLinesSafe(sessionTempPath, lines);</text:p>
      <text:p text:style-name="Standard"><text:s text:c="2"/>if (!ok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oft-page-break/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 text:c="10"/>participantCount = inferParticipantCountFromNames(participantNames);</text:p>
      <text:p text:style-name="Standard"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/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/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{</text:p>
      <text:p text:style-name="Standard"><text:s text:c="4"/>outLines.add(row);</text:p>
      <text:p text:style-name="Standard"><text:s text:c="2"/>}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oft-page-break/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IMAGE + COPI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 text:c="2"/>if (!f.exists()) return 0;</text:p>
      <text:p text:style-name="Standard"/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</text:p>
      <text:p text:style-name="Standard"><text:s text:c="2"/>catch (Exception e) {</text:p>
      <text:p text:style-name="Standard"><text:s text:c="4"/>return 0;</text:p>
      <text:p text:style-name="Standard"><text:s text:c="2"/>}</text:p>
      <text:p text:style-name="Standard"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 text:c="2"/>writeLinesSafe(idCounterPath, lines);</text:p>
      <text:p text:style-name="Standard">}</text:p>
      <text:p text:style-name="Standard"/>
      <text:p text:style-name="Standard"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oft-page-break/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4"/>println("Copie encodée créée : " + imgRec.encodedPath)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N DE SESSION</text:p>
      <text:p text:style-name="Standard"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oft-page-break/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participantCount = 0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{</text:p>
      <text:p text:style-name="Standard"><text:s text:c="4"/>uploadServer.shutdown();</text:p>
      <text:p text:style-name="Standard"><text:s text:c="2"/>}</text:p>
      <text:p text:style-name="Standard"><text:s text:c="2"/>if (displayWindow != null) {</text:p>
      <text:p text:style-name="Standard"><text:s text:c="4"/>displayWindow.requestClose();</text:p>
      <text:p text:style-name="Standard"><text:s text:c="2"/>}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CARTE - CLASSE</text:p>
      <text:p text:style-name="Standard">// ----------------------------------------------------</text:p>
      <text:p text:style-name="Standard">class PlaceZone {</text:p>
      <text:p text:style-name="Standard"><text:s text:c="2"/>int id;</text:p>
      <text:p text:style-name="Standard"><text:s text:c="2"/>String name;</text:p>
      <text:p text:style-name="Standard"><text:s text:c="2"/>float nx, ny; <text:s text:c="4"/>// centre normalisé 0..1</text:p>
      <text:p text:style-name="Standard"><text:s text:c="2"/>float radiusN; <text:s text:c="3"/>// rayon normalisé 0..1</text:p>
      <text:p text:style-name="Standard"/>
      <text:p text:style-name="Standard"><text:s text:c="2"/>PlaceZone(int id, String name, float nx, float ny, float radiusN) {</text:p>
      <text:p text:style-name="Standard"><text:s text:c="4"/>this.id = id;</text:p>
      <text:p text:style-name="Standard"><text:s text:c="4"/>this.name = name;</text:p>
      <text:p text:style-name="Standard"><text:s text:c="4"/>this.nx = nx;</text:p>
      <text:p text:style-name="Standard"><text:s text:c="4"/>this.ny = ny;</text:p>
      <text:p text:style-name="Standard"><text:s text:c="4"/>this.radiusN = radiusN;</text:p>
      <text:p text:style-name="Standard"><text:s text:c="2"/>}</text:p>
      <text:p text:style-name="Standard"/>
      <text:p text:style-name="Standard"><text:s text:c="2"/>float px(float mapX, float mapW) {</text:p>
      <text:p text:style-name="Standard"><text:s text:c="4"/>return mapX + nx * mapW;</text:p>
      <text:p text:style-name="Standard"><text:s text:c="2"/>}</text:p>
      <text:p text:style-name="Standard"/>
      <text:p text:style-name="Standard"><text:s text:c="2"/>float py(float mapY, float mapH) {</text:p>
      <text:p text:style-name="Standard"><text:s text:c="4"/>return mapY + ny * mapH;</text:p>
      <text:p text:style-name="Standard"><text:s text:c="2"/>}</text:p>
      <text:p text:style-name="Standard"/>
      <text:p text:style-name="Standard"><text:s text:c="2"/>float pr(float mapW, float mapH) {</text:p>
      <text:p text:style-name="Standard"><text:s text:c="4"/>return radiusN * min(mapW, mapH);</text:p>
      <text:p text:style-name="Standard"><text:soft-page-break/><text:s text:c="2"/>}</text:p>
      <text:p text:style-name="Standard"/>
      <text:p text:style-name="Standard"><text:s text:c="2"/>boolean contains(float mx, float my, float mapX, float mapY, float mapW, float mapH) {</text:p>
      <text:p text:style-name="Standard"><text:s text:c="4"/>float dx = mx - px(mapX, mapW);</text:p>
      <text:p text:style-name="Standard"><text:s text:c="4"/>float dy = my - py(mapY, mapH);</text:p>
      <text:p text:style-name="Standard"><text:s text:c="4"/>float r = pr(mapW, mapH);</text:p>
      <text:p text:style-name="Standard"><text:s text:c="4"/>return dx * dx + dy * dy &lt;= r * r;</text:p>
      <text:p text:style-name="Standard"><text:s text:c="2"/>}</text:p>
      <text:p text:style-name="Standard">}</text:p>
      <text:p text:style-name="Standard"/>
      <text:p text:style-name="Standard">void initPlaceZones() {</text:p>
      <text:p text:style-name="Standard"><text:s text:c="2"/>placeZones.clear();</text:p>
      <text:p text:style-name="Standard"/>
      <text:p text:style-name="Standard"><text:s text:c="2"/>// Remplace ces exemples par tes vrais lieux</text:p>
      <text:p text:style-name="Standard"><text:s text:c="2"/>placeZones.add(new PlaceZone(1, "LIEU 01", 0.20, 0.25, 0.06));</text:p>
      <text:p text:style-name="Standard"><text:s text:c="2"/>placeZones.add(new PlaceZone(2, "LIEU 02", 0.42, 0.30, 0.06));</text:p>
      <text:p text:style-name="Standard"><text:s text:c="2"/>placeZones.add(new PlaceZone(3, "LIEU 03", 0.68, 0.22, 0.06));</text:p>
      <text:p text:style-name="Standard"><text:s text:c="2"/>placeZones.add(new PlaceZone(4, "LIEU 04", 0.30, 0.55, 0.06));</text:p>
      <text:p text:style-name="Standard"><text:s text:c="2"/>placeZones.add(new PlaceZone(5, "LIEU 05", 0.72, 0.68, 0.06));</text:p>
      <text:p text:style-name="Standard">}</text:p>
      <text:p text:style-name="Standard"/>
      <text:p text:style-name="Standard">String getPlaceName(int placeId) {</text:p>
      <text:p text:style-name="Standard"><text:s text:c="2"/>for (PlaceZone z : placeZones) {</text:p>
      <text:p text:style-name="Standard"><text:s text:c="4"/>if (z.id == placeId) return z.name;</text:p>
      <text:p text:style-name="Standard"><text:s text:c="2"/>}</text:p>
      <text:p text:style-name="Standard"><text:s text:c="2"/>return "--";</text:p>
      <text:p text:style-name="Standard">}</text:p>
      <text:p text:style-name="Standard"/>
      <text:p text:style-name="Standard">PImage getPlacePng(int placeId) {</text:p>
      <text:p text:style-name="Standard"><text:s text:c="2"/>if (placeId &lt;= 0) return null;</text:p>
      <text:p text:style-name="Standard"/>
      <text:p text:style-name="Standard"><text:s text:c="2"/>PImage img = placePngCache.get(placeId);</text:p>
      <text:p text:style-name="Standard"><text:s text:c="2"/>if (img != null) return img;</text:p>
      <text:p text:style-name="Standard"/>
      <text:p text:style-name="Standard"><text:s text:c="2"/>String fileName = "places/place_" + nf(placeId, 2) + ".png";</text:p>
      <text:p text:style-name="Standard"><text:s text:c="2"/>img = loadImage(fileName);</text:p>
      <text:p text:style-name="Standard"/>
      <text:p text:style-name="Standard"><text:s text:c="2"/>if (img != null &amp;&amp; img.width &gt; 0) {</text:p>
      <text:p text:style-name="Standard"><text:s text:c="4"/>placePngCache.put(placeId, img);</text:p>
      <text:p text:style-name="Standard"><text:s text:c="4"/>return img;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oft-page-break/><text:s text:c="2"/>int placeId;</text:p>
      <text:p text:style-name="Standard"><text:s text:c="2"/>int day;</text:p>
      <text:p text:style-name="Standard"><text:s text:c="2"/>int month;</text:p>
      <text:p text:style-name="Standard"><text:s text:c="2"/>int year;</text:p>
      <text:p text:style-name="Standard"/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/>
      <text:p text:style-name="Standard"><text:s text:c="4"/>this.imageId = "";</text:p>
      <text:p text:style-name="Standard"><text:s text:c="4"/>this.encodedPath = "";</text:p>
      <text:p text:style-name="Standard"/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<text:soft-page-break/>// ÉTAT PARTAGÉ</text:p>
      <text:p text:style-name="Standard">// ----------------------------------------------------</text:p>
      <text:p text:style-name="Standard">class SharedState {</text:p>
      <text:p text:style-name="Standard"><text:s text:c="2"/>ArrayList&lt;ImageRecord&gt; imgRecs = new ArrayList&lt;ImageRecord&gt;();</text:p>
      <text:p text:style-name="Standard"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{</text:p>
      <text:p text:style-name="Standard"><text:s text:c="6"/>copy.add(imgRec.copy());</text:p>
      <text:p text:style-name="Standard"><text:s text:c="4"/>}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oft-page-break/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/>
      <text:p text:style-name="Standard"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{</text:p>
      <text:p text:style-name="Standard"><text:s text:c="6"/>currentIndex = index;</text:p>
      <text:p text:style-name="Standard"><text:s text:c="4"/>}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 text:c="2"/>}</text:p>
      <text:p text:style-name="Standard"/>
      <text:p text:style-name="Standard"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{</text:p>
      <text:p text:style-name="Standard"><text:s text:c="6"/>imgRec.editing = true;</text:p>
      <text:p text:style-name="Standard"><text:s text:c="4"/>}</text:p>
      <text:p text:style-name="Standard"><text:s text:c="2"/>}</text:p>
      <text:p text:style-name="Standard"/>
      <text:p text:style-name="Standard"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oft-page-break/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f (placeId &gt; 0) imgRec.placeId = placeId;</text:p>
      <text:p text:style-name="Standard"><text:s text:c="2"/>}</text:p>
      <text:p text:style-name="Standard"/>
      <text:p text:style-name="Standard"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oft-page-break/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 text:c="2"/>public void settings() {</text:p>
      <text:p text:style-name="Standard"><text:s text:c="4"/>fullScreen(displayNum);</text:p>
      <text:p text:style-name="Standard"><text:s text:c="2"/>}</text:p>
      <text:p text:style-name="Standard"/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0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255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 text:c="2"/>}</text:p>
      <text:p text:style-name="Standard"/>
      <text:p text:style-name="Standard"><text:s text:c="2"/>public void keyPressed() {</text:p>
      <text:p text:style-name="Standard"><text:s text:c="4"/>if (keyCode == LEFT) {</text:p>
      <text:p text:style-name="Standard"><text:s text:c="6"/>shared.prev();</text:p>
      <text:p text:style-name="Standard"><text:s text:c="4"/>} else if (keyCode == RIGHT) {</text:p>
      <text:p text:style-name="Standard"><text:s text:c="6"/>shared.next();</text:p>
      <text:p text:style-name="Standard"><text:s text:c="4"/>}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oft-page-break/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/>
      <text:p text:style-name="Standard"><text:s text:c="2"/>PImage getDisplayImage(String path) {</text:p>
      <text:p text:style-name="Standard"><text:s text:c="4"/>if (path == null) return null;</text:p>
      <text:p text:style-name="Standard"/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 SMARTPHONE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ServerSocket serverSocket;</text:p>
      <text:p text:style-name="Standard"><text:s text:c="2"/>volatile boolean running = true;</text:p>
      <text:p text:style-name="Standard"/>
      <text:p text:style-name="Standard"><text:s text:c="2"/>UploadServer(int port, String uploadsDir, SharedState shared) {</text:p>
      <text:p text:style-name="Standard"><text:s text:c="4"/>this.port = por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</text:p>
      <text:p text:style-name="Standard"><text:s text:c="4"/>catch (Exception e) {</text:p>
      <text:p text:style-name="Standard"><text:s text:c="6"/>if (running) e.printStackTrace();</text:p>
      <text:p text:style-name="Standard"><text:soft-page-break/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oft-page-break/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/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><text:s text:c="4"/>}</text:p>
      <text:p text:style-name="Standard"><text:s text:c="4"/>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</text:p>
      <text:p text:style-name="Standard"><text:s text:c="6"/>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/>
      <text:p text:style-name="Standard"><text:s text:c="4"/>if (contentLengthStr == null) {</text:p>
      <text:p text:style-name="Standard"><text:s text:c="6"/>sendText(out, 411, "Content-Length manquant");</text:p>
      <text:p text:style-name="Standard"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><text:soft-page-break/></text:p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 text:c="4"/>sendText(out, 200, "Image reçue : " + outFile.getName());</text:p>
      <text:p text:style-name="Standard"><text:s text:c="2"/>}</text:p>
      <text:p text:style-name="Standard"/>
      <text:p text:style-name="Standard"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111; color:#f4f4f4; margin:0; padding:24px; }"</text:p>
      <text:p text:style-name="Standard"><text:s text:c="6"/>+ " <text:s text:c="3"/>.wrap { max-width:560px; margin:0 auto; }"</text:p>
      <text:p text:style-name="Standard"><text:s text:c="6"/>+ " <text:s text:c="3"/>h1 { font-size:24px; margin-bottom:12px; }"</text:p>
      <text:p text:style-name="Standard"><text:s text:c="6"/>+ " <text:s text:c="3"/>p { color:#cfcfcf; line-height:1.4; }"</text:p>
      <text:p text:style-name="Standard"><text:s text:c="6"/>+ " <text:s text:c="3"/>.card { background:#1c1c1c; border:1px solid #333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2d8cff; color:white; border:none; border-radius:10px; padding:14px 18px; font-size:16px; width:100%; }"</text:p>
      <text:p text:style-name="Standard"><text:s text:c="6"/>+ " <text:s text:c="3"/>button:disabled { opacity:.6; }"</text:p>
      <text:p text:style-name="Standard"><text:s text:c="6"/>+ " <text:s text:c="3"/>#status { margin-top:16px; white-space:pre-line; color:#9fe89f; }"</text:p>
      <text:p text:style-name="Standard"><text:s text:c="6"/>+ " <text:s text:c="3"/>.small { font-size:14px; color:#aaa; margin-top:10px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 text:c="6"/>+ " <text:s text:c="5"/>&lt;div id='status'&gt;Aucune image envoyée.&lt;/div&gt;"</text:p>
      <text:p text:style-name="Standard"><text:s text:c="6"/>+ " <text:s text:c="5"/>&lt;div class='small'&gt;Tu peux envoyer plusieurs images d'un coup.&lt;/div&gt;"</text:p>
      <text:p text:style-name="Standard"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oft-page-break/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 text:c="6"/>if (c == '\n') {</text:p>
      <text:p text:style-name="Standard"><text:s text:c="8"/>break;</text:p>
      <text:p text:style-name="Standard"><text:s text:c="6"/>}</text:p>
      <text:p text:style-name="Standard"><text:s text:c="6"/>if (gotCR) {</text:p>
      <text:p text:style-name="Standard"><text:s text:c="8"/>buffer.write('\r');</text:p>
      <text:p text:style-name="Standard"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oft-page-break/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String extractFileName(String query, String contentType) {</text:p>
      <text:p text:style-name="Standard"><text:s text:c="4"/>String defaultExt = extensionFromContentType(contentType);</text:p>
      <text:p text:style-name="Standard"><text:s text:c="4"/>String fallback = "image_" + System.currentTimeMillis() + defaultExt;</text:p>
      <text:p text:style-name="Standard"/>
      <text:p text:style-name="Standard"><text:s text:c="4"/>if (query == null || !query.startsWith("name=")) {</text:p>
      <text:p text:style-name="Standard"><text:s text:c="6"/>return fallback;</text:p>
      <text:p text:style-name="Standard"><text:s text:c="4"/>}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{</text:p>
      <text:p text:style-name="Standard"><text:soft-page-break/><text:s text:c="8"/>return fallback;</text:p>
      <text:p text:style-name="Standard"><text:s text:c="6"/>}</text:p>
      <text:p text:style-name="Standard"/>
      <text:p text:style-name="Standard"><text:s text:c="6"/>if (!decoded.contains(".")) {</text:p>
      <text:p text:style-name="Standard"><text:s text:c="8"/>decoded += defaultExt;</text:p>
      <text:p text:style-name="Standard"><text:s text:c="6"/>}</text:p>
      <text:p text:style-name="Standard"/>
      <text:p text:style-name="Standard"><text:s text:c="6"/>return decoded;</text:p>
      <text:p text:style-name="Standard"><text:s text:c="4"/>}</text:p>
      <text:p text:style-name="Standard"><text:s text:c="4"/>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/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01:34.227474900</meta:creation-date>
    <dc:date>2026-03-20T10:01:41.790861200</dc:date>
    <meta:editing-duration>PT8S</meta:editing-duration>
    <meta:editing-cycles>1</meta:editing-cycles>
    <meta:document-statistic meta:table-count="0" meta:image-count="0" meta:object-count="0" meta:page-count="52" meta:paragraph-count="2164" meta:word-count="8775" meta:character-count="71540" meta:non-whitespace-character-count="58464"/>
    <meta:generator>LibreOffice/25.2.5.1$Windows_X86_64 LibreOffice_project/484541f705153d4ff78284873b0153c3e5a280db</meta:generator>
  </office:meta>
</office:document-meta>
</file>